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ed1c24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Characteristic pullback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rrent candle positiv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vious candle negativ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rrent candle higher than previous candl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vious candle make a local low 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quence of previous candle negativ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cal High with a positive candle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Local high greater than the current candl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quence of previous cande positiv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tracement between local high and lower local maximum 50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er local candle is a doji cand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imb high with speed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eakout define by target price higher than the pullback high</text:p>
          </table:table-cell>
          <table:table-cell table:number-columns-repeated="4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Candle is positive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5" office:value-type="string" calcext:value-type="string">
            <text:p>Features:</text:p>
          </table:table-cell>
          <table:table-cell table:number-columns-repeated="4"/>
          <table:table-cell table:style-name="ce5" office:value-type="string" calcext:value-type="string">
            <text:p>Target:</text:p>
          </table:table-cell>
        </table:table-row>
        <table:table-row table:style-name="ro1">
          <table:table-cell office:value-type="string" calcext:value-type="string">
            <text:p>Number of candle forming the pullback</text:p>
          </table:table-cell>
          <table:table-cell table:number-columns-repeated="4"/>
          <table:table-cell office:value-type="string" calcext:value-type="string">
            <text:p>PULLBACK_LONG</text:p>
          </table:table-cell>
        </table:table-row>
        <table:table-row table:style-name="ro1">
          <table:table-cell office:value-type="string" calcext:value-type="string">
            <text:p>Number of candle forming bullish movement</text:p>
          </table:table-cell>
          <table:table-cell table:number-columns-repeated="4"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umber of candle forming retracement mov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racement percent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t pr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 price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5" office:value-type="string" calcext:value-type="string">
            <text:p>Classify method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 the highest positive consecutive candle is greater than the high of the pullback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00-00-00</text:date>, <text:time style:data-style-name="N2" text:time-value="17:33:15.183180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9:39:35.239164317</meta:creation-date>
    <dc:date>2020-02-29T17:33:33.325211906</dc:date>
    <meta:editing-duration>P3DT1H4M3S</meta:editing-duration>
    <meta:editing-cycles>10</meta:editing-cycles>
    <meta:generator>LibreOffice/6.0.7.3$Linux_X86_64 LibreOffice_project/00m0$Build-3</meta:generator>
    <meta:document-statistic meta:table-count="1" meta:cell-count="37" meta:object-count="0"/>
  </office:meta>
</office:document-meta>
</file>